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8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9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5cm"/>
    </style:style>
    <style:style style:name="gr12" style:family="graphic" style:parent-style-name="standard">
      <style:graphic-properties draw:stroke="none" svg:stroke-color="#000000" draw:fill="none" draw:fill-color="#ffffff" fo:min-height="3.5cm"/>
    </style:style>
    <style:style style:name="gr13" style:family="graphic" style:parent-style-name="standard">
      <style:graphic-properties draw:stroke="none" svg:stroke-color="#000000" draw:fill="none" draw:fill-color="#ffffff" fo:min-height="5.6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cm" svg:y="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5cm">
          <text:p text:style-name="P1">U</text:p>
          <draw:enhanced-geometry svg:viewBox="0 0 21600 21600" draw:type="rectangle" draw:enhanced-path="M 0 0 L 21600 0 21600 21600 0 21600 0 0 Z N"/>
        </draw:custom-shape>
        <draw:frame draw:style-name="gr3" draw:layer="layout" svg:width="10cm" svg:height="0.962cm" svg:x="3.5cm" svg:y="4cm">
          <draw:text-box>
            <text:p>start value and do not update</text:p>
          </draw:text-box>
        </draw:frame>
        <draw:frame draw:style-name="gr4" draw:layer="layout" svg:width="3.317cm" svg:height="0.962cm" svg:x="3.572cm" svg:y="5cm">
          <draw:text-box>
            <text:p>do update</text:p>
          </draw:text-box>
        </draw:frame>
        <draw:frame draw:style-name="gr4" draw:layer="layout" svg:width="3.457cm" svg:height="0.962cm" svg:x="3.543cm" svg:y="6cm">
          <draw:text-box>
            <text:p>converged</text:p>
          </draw:text-box>
        </draw:frame>
        <draw:frame draw:style-name="gr4" draw:layer="layout" svg:width="4.376cm" svg:height="0.962cm" svg:x="3.5cm" svg:y="7.038cm">
          <draw:text-box>
            <text:p>do not update</text:p>
          </draw:text-box>
        </draw:frame>
        <draw:custom-shape draw:style-name="gr5" draw:text-style-name="P1" draw:layer="layout" svg:width="1cm" svg:height="1cm" svg:x="2cm" svg:y="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2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2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2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2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3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2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2cm" svg:y="2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3cm" svg:y="1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cm" svg:y="1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cm" svg:y="18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2cm" svg:y="2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cm" svg:y="14.1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3cm" svg:y="17.1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2cm" svg:y="15.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cm" svg:y="18.6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cm" svg:y="20.1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3cm" svg:y="18.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3cm" svg:y="20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cm" svg:y="20.1cm">
          <text:p text:style-name="P1">U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8cm" svg:height="1.75cm" svg:x="2cm" svg:y="10cm">
          <draw:text-box>
            <text:p><text:span text:style-name="T1">Activate after neighbor convergence</text:span></text:p>
          </draw:text-box>
        </draw:frame>
        <draw:frame draw:style-name="gr12" draw:layer="layout" svg:width="7cm" svg:height="3.75cm" svg:x="2cm" svg:y="21.6cm">
          <draw:text-box>
            <text:p>requires 2 steps for each convergence and tile activation</text:p>
          </draw:text-box>
        </draw:frame>
        <draw:custom-shape draw:style-name="gr6" draw:text-style-name="P1" draw:layer="layout" svg:width="1cm" svg:height="1cm" svg:x="11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1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1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1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1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1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1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1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1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1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2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1cm" svg:y="2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2cm" svg:y="1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1cm" svg:y="1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1cm" svg:y="18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svg:x="11cm" svg:y="2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14.1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17.1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1cm" svg:y="15.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1cm" svg:y="17.1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1cm" svg:y="18.6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1cm" svg:y="20.1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2cm" svg:y="18.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4cm" svg:y="20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cm" svg:y="20.1cm">
          <text:p text:style-name="P1">U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7cm" svg:height="1.75cm" svg:x="11cm" svg:y="10cm">
          <draw:text-box>
            <text:p><text:span text:style-name="T1">Activate on active neighbor</text:span></text:p>
          </draw:text-box>
        </draw:frame>
        <draw:frame draw:style-name="gr13" draw:layer="layout" svg:width="7cm" svg:height="5.9cm" svg:x="11cm" svg:y="21.6cm">
          <draw:text-box>
            <text:p>requires 1 step for each convergence and tile activation</text:p>
          </draw:text-box>
        </draw:frame>
        <draw:custom-shape draw:style-name="gr2" draw:text-style-name="P1" draw:layer="layout" svg:width="1cm" svg:height="1cm" svg:x="12cm" svg:y="15.6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2cm" svg:y="17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17.1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svg:x="13cm" svg:y="18.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1cm" svg:y="18.6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2cm" svg:y="18.6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18.6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4cm" svg:y="18.6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2cm" svg:y="20.1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3cm" svg:y="20.1cm">
          <text:p text:style-name="P1">N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cm" svg:y1="12cm" svg:x2="9cm" svg:y2="12cm">
          <text:p/>
        </draw:line>
        <draw:line draw:style-name="gr14" draw:text-style-name="P1" draw:layer="layout" svg:x1="11cm" svg:y1="12cm" svg:x2="18cm" svg:y2="12cm">
          <text:p/>
        </draw:line>
        <draw:g>
          <draw:custom-shape draw:style-name="gr6" draw:text-style-name="P1" draw:layer="layout" svg:width="1cm" svg:height="1cm" svg:x="2cm" svg:y="17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2cm" svg:y="17.1cm">
            <text:p text:style-name="P1">N</text:p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</draw:g>
        <draw:g>
          <draw:custom-shape draw:style-name="gr6" draw:text-style-name="P1" draw:layer="layout" svg:width="1cm" svg:height="1cm" svg:x="2cm" svg:y="18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2cm" svg:y="18.6cm">
            <text:p text:style-name="P1">N</text:p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</draw:g>
        <draw:g>
          <draw:custom-shape draw:style-name="gr6" draw:text-style-name="P1" draw:layer="layout" svg:width="1cm" svg:height="1cm" svg:x="2cm" svg:y="20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2cm" svg:y="20.1cm">
            <text:p text:style-name="P1">N</text:p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</draw:g>
        <draw:custom-shape draw:style-name="gr10" draw:text-style-name="P1" draw:layer="layout" svg:width="1cm" svg:height="1cm" svg:x="2cm" svg:y="7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2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1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1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2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3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2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1cm" svg:x="11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4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1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5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6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7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8cm" svg:y="2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1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2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4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3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5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1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cm" svg:y="2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7cm" svg:y="2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20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8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5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7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4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7.1cm">
          <text:p text:style-name="P1">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lmut Duregger</meta:initial-creator>
    <meta:creation-date>2011-05-06T17:43:51</meta:creation-date>
    <dc:date>2011-05-06T18:15:30</dc:date>
    <dc:creator>Helmut Duregger</dc:creator>
    <meta:editing-duration>PT00H25M24S</meta:editing-duration>
    <meta:editing-cycles>8</meta:editing-cycles>
    <meta:generator>OpenOffice.org/3.2$Unix OpenOffice.org_project/320m19$Build-9505</meta:generator>
    <meta:document-statistic meta:object-count="318"/>
  </office:meta>
</office:document-meta>
</file>